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Noto Sans Symbols" svg:font-family="'Noto Sans Symbol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color="#0009ff"/>
    </style:style>
    <style:style style:name="P2" style:family="paragraph" style:parent-style-name="Heading_20_1">
      <style:paragraph-properties fo:text-align="center" style:justify-single-word="false"/>
      <style:text-properties fo:color="#0009ff"/>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0009ff"/>
    </style:style>
    <style:style style:name="P5" style:family="paragraph" style:parent-style-name="Heading_20_2">
      <style:text-properties fo:color="#0009ff"/>
    </style:style>
    <style:style style:name="P6" style:family="paragraph" style:parent-style-name="Heading_20_2">
      <style:text-properties fo:color="#046700" fo:font-weight="normal" style:font-weight-asian="normal" style:font-weight-complex="normal"/>
    </style:style>
    <style:style style:name="P7"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officeooo:rsid="0008a66e" officeooo:paragraph-rsid="0008a66e" style:text-blinking="false" fo:background-color="transparent"/>
    </style:style>
    <style:style style:name="P8"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officeooo:rsid="0008a66e" officeooo:paragraph-rsid="0008dd77" style:text-blinking="false" fo:background-color="transparent"/>
    </style:style>
    <style:style style:name="P9" style:family="paragraph" style:parent-style-name="Text_20_body">
      <style:text-properties fo:font-variant="normal" fo:text-transform="none" fo:color="#000000" style:text-line-through-style="none" style:text-line-through-type="none" style:font-name="Calibri" fo:font-size="11pt" fo:font-style="normal" style:text-underline-style="none" fo:font-weight="normal" officeooo:rsid="0008a66e" officeooo:paragraph-rsid="0008a66e" style:text-blinking="false" fo:background-color="transparent"/>
    </style:style>
    <style:style style:name="P10" style:family="paragraph" style:parent-style-name="Text_20_body">
      <style:text-properties fo:font-variant="normal" fo:text-transform="none" fo:color="#000000" style:text-line-through-style="none" style:text-line-through-type="none" style:font-name="Calibri" fo:font-size="11pt" fo:font-style="normal" style:text-underline-style="none" fo:font-weight="normal" officeooo:rsid="000d9035" officeooo:paragraph-rsid="000d9035" style:text-blinking="false" fo:background-color="transparent"/>
    </style:style>
    <style:style style:name="P11" style:family="paragraph" style:parent-style-name="Text_20_body">
      <style:text-properties fo:font-variant="normal" fo:text-transform="none" fo:color="#046700" style:text-line-through-style="none" style:text-line-through-type="none" style:font-name="Calibri" fo:font-size="12pt" fo:font-style="normal" style:text-underline-style="none" fo:font-weight="normal" officeooo:rsid="0008dd77" officeooo:paragraph-rsid="0008dd77" style:text-blinking="false" fo:background-color="transparent"/>
    </style:style>
    <style:style style:name="P12" style:family="paragraph" style:parent-style-name="Text_20_body">
      <style:text-properties officeooo:paragraph-rsid="0008a66e"/>
    </style:style>
    <style:style style:name="P13" style:family="paragraph" style:parent-style-name="Text_20_body">
      <style:text-properties officeooo:rsid="0008a66e" officeooo:paragraph-rsid="0008a66e"/>
    </style:style>
    <style:style style:name="P14" style:family="paragraph" style:parent-style-name="Text_20_body">
      <style:text-properties officeooo:rsid="0008dd77" officeooo:paragraph-rsid="0008dd77"/>
    </style:style>
    <style:style style:name="P15" style:family="paragraph" style:parent-style-name="Text_20_body">
      <style:text-properties officeooo:rsid="000d76ec" officeooo:paragraph-rsid="000d76ec"/>
    </style:style>
    <style:style style:name="P16" style:family="paragraph" style:parent-style-name="Text_20_body">
      <style:text-properties officeooo:rsid="0013da10" officeooo:paragraph-rsid="0013da10"/>
    </style:style>
    <style:style style:name="P17" style:family="paragraph" style:parent-style-name="Text_20_body">
      <style:paragraph-properties fo:margin-top="0in" fo:margin-bottom="0in" loext:contextual-spacing="false" fo:line-height="129%" fo:text-align="justify"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29%" fo:text-align="justify" style:justify-single-word="false" style:writing-mode="lr-tb"/>
      <style:text-properties fo:font-variant="normal" fo:text-transform="none" fo:color="#0009ff" style:text-line-through-style="none" style:text-line-through-type="none" style:font-name="Calibri" fo:font-size="12pt" fo:font-style="normal" style:text-underline-style="none" fo:font-weight="bold" style:text-blinking="false" fo:background-color="transparent"/>
    </style:style>
    <style:style style:name="P19" style:family="paragraph" style:parent-style-name="Text_20_body" style:list-style-name="L1">
      <loext:graphic-properties draw:fill="none" draw:fill-color="#ffffff"/>
      <style:paragraph-properties fo:margin-top="0in" fo:margin-bottom="0in" loext:contextual-spacing="false" fo:line-height="129%" fo:text-align="justify" style:justify-single-word="false" fo:background-color="transparent" fo:padding="0in" fo:border="non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0" style:family="paragraph" style:parent-style-name="Text_20_body" style:list-style-name="L2">
      <loext:graphic-properties draw:fill="none" draw:fill-color="#ffffff"/>
      <style:paragraph-properties fo:margin-top="0in" fo:margin-bottom="0in" loext:contextual-spacing="false" fo:line-height="129%"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1"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2"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text-underline-style="none" style:text-blinking="false" fo:background-color="transparent"/>
    </style:style>
    <style:style style:name="P23" style:family="paragraph" style:parent-style-name="Text_20_body" style:list-style-name="L2">
      <loext:graphic-properties draw:fill="none" draw:fill-color="#ffffff"/>
      <style:paragraph-properties fo:margin-top="0in" fo:margin-bottom="0.111in" loext:contextual-spacing="false" fo:line-height="129%" fo:background-color="transparent" fo:padding="0in" fo:border="non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style:style>
    <style:style style:name="P24" style:family="paragraph" style:parent-style-name="Text_20_body" style:master-page-name="">
      <loext:graphic-properties draw:fill="none"/>
      <style:paragraph-properties fo:margin-left="0.1252in" fo:margin-right="0in" fo:margin-top="0in" fo:margin-bottom="0.111in" loext:contextual-spacing="false" fo:line-height="129%" fo:text-indent="-0.1252in" style:auto-text-indent="false" style:page-number="auto" fo:background-color="transparent" fo:padding="0in" fo:border="none" style:writing-mode="lr-tb"/>
    </style:style>
    <style:style style:name="T1" style:family="text">
      <style:text-properties fo:font-weight="normal"/>
    </style:style>
    <style:style style:name="T2" style:family="text">
      <style:text-properties fo:font-weight="normal" officeooo:rsid="0008a66e"/>
    </style:style>
    <style:style style:name="T3" style:family="text">
      <style:text-properties fo:font-weight="normal" officeooo:rsid="0008dd77"/>
    </style:style>
    <style:style style:name="T4" style:family="text">
      <style:text-properties officeooo:rsid="0008a66e"/>
    </style:style>
    <style:style style:name="T5" style:family="text">
      <style:text-properties style:font-name="Calibri" fo:font-size="12pt" fo:font-style="normal" fo:font-weight="normal"/>
    </style:style>
    <style:style style:name="T6" style:family="text">
      <style:text-properties style:font-name="Calibri" fo:font-size="12pt" fo:font-style="normal" fo:font-weight="normal" officeooo:rsid="0008dd77"/>
    </style:style>
    <style:style style:name="T7"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style="italic" officeooo:rsid="00096861" style:font-style-asian="italic" style:font-style-complex="italic"/>
    </style:style>
    <style:style style:name="T11" style:family="text">
      <style:text-properties officeooo:rsid="000d28d8"/>
    </style:style>
    <style:style style:name="T12" style:family="text">
      <style:text-properties fo:color="#0009ff"/>
    </style:style>
    <style:style style:name="T13" style:family="text">
      <style:text-properties fo:color="#0009ff" fo:font-style="italic" officeooo:rsid="00096861" style:font-style-asian="italic" style:font-style-complex="italic"/>
    </style:style>
    <style:style style:name="T14" style:family="text">
      <style:text-properties fo:color="#046700" fo:font-weight="normal" officeooo:rsid="0008a66e"/>
    </style:style>
    <style:style style:name="T15" style:family="text">
      <style:text-properties fo:color="#046700" fo:font-weight="normal" officeooo:rsid="0008dd7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docs-internal-guid-0aa31272-7fff-47c0-7dd1-4fcf32cb2432"/>First Data Science Boot Camp</text:h>
      <text:h text:style-name="P2" text:outline-level="1">Feb 27, 2021</text:h>
      <text:p text:style-name="Text_20_body"/>
      <text:p text:style-name="P18">Instructions:</text:p>
      <text:p text:style-name="P17">We have designed three data Science projects for you. These are very simple projects and these projects would give you enough hands on experience on the basics of data science.</text:p>
      <text:p text:style-name="Text_20_body"/>
      <text:p text:style-name="P17">First two projects are provided with the instructions and tell you what you have to do.</text:p>
      <text:p text:style-name="Text_20_body"/>
      <text:p text:style-name="P17">The third project is without any instructions and we want you to think about it that what information can you get out of this data. For this project imagine that some company hired you as a data scientist and gave you this data set and asked you do perform some analysis and let them know what information is hidden in this data.</text:p>
      <text:p text:style-name="Text_20_body"/>
      <text:p text:style-name="P18">Project Submissions</text:p>
      <text:list xml:id="list861127279" text:style-name="L1">
        <text:list-item>
          <text:p text:style-name="P19">You should have your <text:span text:style-name="T4">GitHub</text:span> account</text:p>
        </text:list-item>
        <text:list-item>
          <text:p text:style-name="P19">Submit your code on <text:span text:style-name="T4">GitHub</text:span></text:p>
        </text:list-item>
        <text:list-item>
          <text:p text:style-name="P19">All the plots and graphs should be submitted on <text:span text:style-name="T4">GitHub</text:span></text:p>
        </text:list-item>
        <text:list-item>
          <text:p text:style-name="P19">Submit a 2 paragraph summary for each project</text:p>
        </text:list-item>
        <text:list-item>
          <text:p text:style-name="P19">You have 1 week to finish the projects</text:p>
        </text:list-item>
        <text:list-item>
          <text:p text:style-name="P19">The completion certificate would be given to those who finishes the projects and submit on the <text:span text:style-name="T4">GitHub</text:span></text:p>
        </text:list-item>
        <text:list-item>
          <text:p text:style-name="P19">Finally, you have to provide your <text:span text:style-name="T4">GitHub</text:span> link</text:p>
        </text:list-item>
      </text:list>
      <text:p text:style-name="Text_20_body"/>
      <text:p text:style-name="P18">You can use Google search or any other resources to complete the projects.</text:p>
      <text:p text:style-name="P12"><text:span text:style-name="T1"><text:line-break/></text:span></text:p>
      <text:p text:style-name="P12"><text:span text:style-name="T1"/></text:p>
      <text:h text:style-name="P4" text:outline-level="1">Codes for Basic Concepts:</text:h>
      <text:p text:style-name="P14"><text:span text:style-name="T1"/></text:p>
      <text:p text:style-name="P16"><text:span text:style-name="T1">Read and repeat work on this code for practice:</text:span></text:p>
      <text:p text:style-name="P11">1-ProjectBasics.ipynb</text:p>
      <text:p text:style-name="P11">2-ProjectStats.ipynb</text:p>
      <text:p text:style-name="P11">3-ProjectPlots.ipynb</text:p>
      <text:p text:style-name="P8"/>
      <text:h text:style-name="P1" text:outline-level="1">Project-1:</text:h>
      <text:h text:style-name="P5" text:outline-level="2"><text:bookmark text:name="docs-internal-guid-2f5b0904-7fff-6317-85a3-51edcafcde37"/>What is the best-selling category?</text:h>
      <text:p text:style-name="P22">• <text:span text:style-name="T5">Visualize payment method and order status frequency</text:span></text:p>
      <text:p text:style-name="P22">• <text:span text:style-name="T5">Find a correlation between payment method and order status</text:span></text:p>
      <text:p text:style-name="P22">• <text:span text:style-name="T5">Find a correlation between order date and item category</text:span></text:p>
      <text:p text:style-name="P22">• <text:span text:style-name="T5">Find any hidden patterns that are </text:span><text:span text:style-name="T6">counter-intuitive</text:span><text:span text:style-name="T5"> for a layman</text:span></text:p>
      <text:p text:style-name="P24"><text:span text:style-name="T9">• </text:span><text:span text:style-name="T7">Can we predict the number of orders, or item category or number of customers/amount </text:span><text:span text:style-name="T8">in advance?</text:span></text:p>
      <text:h text:style-name="Heading_20_2" text:outline-level="2"><text:line-break/><text:span text:style-name="T14">Project1-DataSet-Pakistan Largest Ecommerce Dataset.</text:span><text:span text:style-name="T15">csv</text:span></text:h>
      <text:p text:style-name="P13"><text:span text:style-name="T1"/></text:p>
      <text:p text:style-name="P13"><text:span text:style-name="T1"/></text:p>
      <text:p text:style-name="P13"><text:span text:style-name="T1"/></text:p>
      <text:h text:style-name="P3" text:outline-level="1"><text:span text:style-name="T12">Project-2: </text:span><text:span text:style-name="T13">Healthcare </text:span></text:h>
      <text:p text:style-name="P9"/>
      <text:h text:style-name="P5" text:outline-level="2">What is the most prominent and relevant factor causing the stroke?</text:h>
      <text:list xml:id="list1627039316" text:style-name="L2">
        <text:list-item>
          <text:p text:style-name="P20">Visualize Age and BMI frequency</text:p>
        </text:list-item>
        <text:list-item>
          <text:p text:style-name="P20">Find a correlation between Age and Gender</text:p>
        </text:list-item>
        <text:list-item>
          <text:p text:style-name="P20">Find a correlation between hypertension and Avg Glucose level</text:p>
        </text:list-item>
        <text:list-item>
          <text:p text:style-name="P20">Find a correlation between Marital status and Smoking status</text:p>
        </text:list-item>
        <text:list-item>
          <text:p text:style-name="P20">Find if there is any relation between work type and heart disease </text:p>
        </text:list-item>
        <text:list-item>
          <text:p text:style-name="P20">Find the frequency of Smoking status in the form of Histogram</text:p>
        </text:list-item>
        <text:list-item>
          <text:p text:style-name="P20">What is Min, Max and Avg glucose level</text:p>
        </text:list-item>
        <text:list-item>
          <text:p text:style-name="P20">Find the frequency of Males and females in the data</text:p>
        </text:list-item>
        <text:list-item>
          <text:p text:style-name="P23">Find if marital status is related to smoking status</text:p>
        </text:list-item>
      </text:list>
      <text:p text:style-name="P21">For those who have done ML, DL course</text:p>
      <text:p text:style-name="P21">Can you make a predictive Model using ML methods? … <text:span text:style-name="T11">Stroke chances.</text:span></text:p>
      <text:h text:style-name="Heading_20_2" text:outline-level="2"><text:line-break/><text:span text:style-name="T14">Project2-DataSet.csv</text:span></text:h>
      <text:p text:style-name="Text_20_body"/>
      <text:p text:style-name="Text_20_body"/>
      <text:h text:style-name="P1" text:outline-level="1">Project-3: Real Estate</text:h>
      <text:p text:style-name="P15"/>
      <text:p text:style-name="P10">Work on it to dig out the hidden information and facts to prove it that how can we use this data for business purpose like evaluation or prediction.</text:p>
      <text:h text:style-name="P6" text:outline-level="2">Project3-DataSet-Real estate.csv</text:h>
      <text:p text:style-name="P15"/>
      <text:p text:style-name="P15"/>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Noto Sans Symbols" svg:font-family="'Noto Sans Symbol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46:33.131232924</meta:creation-date>
    <dc:date>2021-03-02T13:27:22.536638749</dc:date>
    <meta:editing-duration>PT40M45S</meta:editing-duration>
    <meta:editing-cycles>14</meta:editing-cycles>
    <meta:generator>LibreOffice/6.4.6.2$Linux_X86_64 LibreOffice_project/40$Build-2</meta:generator>
    <dc:description>Information about Homework projects and questions.</dc:description>
    <meta:keyword>#DLHandsOn; #DLhandsonProject;</meta:keyword>
    <dc:subject>Instructions</dc:subject>
    <dc:title>DL Handson project Homework</dc:title>
    <meta:document-statistic meta:table-count="0" meta:image-count="0" meta:object-count="0" meta:page-count="3" meta:paragraph-count="46" meta:word-count="439" meta:character-count="2540" meta:non-whitespace-character-count="2157"/>
  </office:meta>
</office:document-meta>
</file>